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style>
    <style:style style:name="P6" style:family="paragraph" style:parent-style-name="Standard">
      <style:text-properties officeooo:paragraph-rsid="0003be07"/>
    </style:style>
    <style:style style:name="P7" style:family="paragraph" style:parent-style-name="Heading_20_2">
      <style:text-properties officeooo:rsid="000ac968" officeooo:paragraph-rsid="000ac968"/>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2">
      <style:paragraph-properties fo:margin-top="0cm" fo:margin-bottom="0.141cm" style:contextual-spacing="false" fo:break-before="page"/>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927_380478485" text:style-name="Index_20_Link" text:visited-style-name="Index_20_Link"><text:bookmark-start text:name="_Overview"/><text:bookmark-start text:name="Overview"/>Overview<text:tab/>2</text:a></text:p>
          <text:p text:style-name="P1"><text:a xlink:type="simple" xlink:href="#__RefHeading___Toc929_380478485" text:style-name="Index_20_Link" text:visited-style-name="Index_20_Link">Features<text:tab/>3</text:a></text:p>
          <text:p text:style-name="P2"><text:a xlink:type="simple" xlink:href="#__RefHeading___Toc931_380478485" text:style-name="Index_20_Link" text:visited-style-name="Index_20_Link">Graphical User Interface<text:tab/>3</text:a></text:p>
          <text:p text:style-name="P2"><text:a xlink:type="simple" xlink:href="#__RefHeading___Toc933_380478485" text:style-name="Index_20_Link" text:visited-style-name="Index_20_Link">Database<text:tab/>3</text:a></text:p>
          <text:p text:style-name="P2"><text:a xlink:type="simple" xlink:href="#__RefHeading___Toc935_380478485" text:style-name="Index_20_Link" text:visited-style-name="Index_20_Link">Login System<text:tab/>3</text:a></text:p>
          <text:p text:style-name="P2"><text:a xlink:type="simple" xlink:href="#__RefHeading___Toc937_380478485" text:style-name="Index_20_Link" text:visited-style-name="Index_20_Link">Leaderboard<text:tab/>3</text:a></text:p>
          <text:p text:style-name="P2"><text:a xlink:type="simple" xlink:href="#__RefHeading___Toc939_380478485" text:style-name="Index_20_Link" text:visited-style-name="Index_20_Link">Inventory System<text:tab/>4</text:a></text:p>
          <text:p text:style-name="P2"><text:a xlink:type="simple" xlink:href="#__RefHeading___Toc941_380478485" text:style-name="Index_20_Link" text:visited-style-name="Index_20_Link">Chance Actions<text:tab/>4</text:a></text:p>
          <text:p text:style-name="P2"><text:a xlink:type="simple" xlink:href="#__RefHeading___Toc943_380478485" text:style-name="Index_20_Link" text:visited-style-name="Index_20_Link">Adaptive Rooms<text:tab/>4</text:a></text:p>
          <text:p text:style-name="P2"><text:a xlink:type="simple" xlink:href="#__RefHeading___Toc945_380478485" text:style-name="Index_20_Link" text:visited-style-name="Index_20_Link">Adaptive Map<text:tab/>4</text:a></text:p>
          <text:p text:style-name="P3"><text:a xlink:type="simple" xlink:href="#__RefHeading___Toc947_380478485" text:style-name="Index_20_Link" text:visited-style-name="Index_20_Link">Map Example<text:tab/>5</text:a></text:p>
          <text:p text:style-name="P1"><text:a xlink:type="simple" xlink:href="#__RefHeading___Toc949_380478485" text:style-name="Index_20_Link" text:visited-style-name="Index_20_Link">Stakeholders<text:tab/>6</text:a></text:p>
          <text:p text:style-name="P2"><text:a xlink:type="simple" xlink:href="#__RefHeading___Toc951_380478485" text:style-name="Index_20_Link" text:visited-style-name="Index_20_Link">Internal<text:tab/>6</text:a></text:p>
          <text:p text:style-name="P3"><text:a xlink:type="simple" xlink:href="#__RefHeading___Toc953_380478485" text:style-name="Index_20_Link" text:visited-style-name="Index_20_Link">Developer (me)<text:tab/>6</text:a></text:p>
          <text:p text:style-name="P3"><text:a xlink:type="simple" xlink:href="#__RefHeading___Toc955_380478485" text:style-name="Index_20_Link" text:visited-style-name="Index_20_Link">Younger Players<text:tab/>6</text:a></text:p>
          <text:p text:style-name="P3"><text:a xlink:type="simple" xlink:href="#__RefHeading___Toc957_380478485" text:style-name="Index_20_Link" text:visited-style-name="Index_20_Link">Older Players<text:tab/>7</text:a></text:p>
          <text:p text:style-name="P2"><text:a xlink:type="simple" xlink:href="#__RefHeading___Toc959_380478485" text:style-name="Index_20_Link" text:visited-style-name="Index_20_Link">External<text:tab/>7</text:a></text:p>
          <text:p text:style-name="P3"><text:a xlink:type="simple" xlink:href="#__RefHeading___Toc961_380478485" text:style-name="Index_20_Link" text:visited-style-name="Index_20_Link">PEGI<text:tab/>7</text:a></text:p>
          <text:p text:style-name="P1"><text:a xlink:type="simple" xlink:href="#__RefHeading___Toc963_380478485" text:style-name="Index_20_Link" text:visited-style-name="Index_20_Link">Similar Games<text:tab/>8</text:a></text:p>
          <text:p text:style-name="P2"><text:a xlink:type="simple" xlink:href="#__RefHeading___Toc965_380478485" text:style-name="Index_20_Link" text:visited-style-name="Index_20_Link">Zork<text:tab/>8</text:a></text:p>
          <text:p text:style-name="P3"><text:a xlink:type="simple" xlink:href="#__RefHeading___Toc967_380478485" text:style-name="Index_20_Link" text:visited-style-name="Index_20_Link">Features<text:tab/>8</text:a></text:p>
          <text:p text:style-name="P2"><text:a xlink:type="simple" xlink:href="#__RefHeading___Toc969_380478485" text:style-name="Index_20_Link" text:visited-style-name="Index_20_Link">The Hobbit<text:tab/>10</text:a></text:p>
          <text:p text:style-name="P3"><text:a xlink:type="simple" xlink:href="#__RefHeading___Toc971_380478485" text:style-name="Index_20_Link" text:visited-style-name="Index_20_Link">Features<text:tab/>11</text:a></text:p>
          <text:p text:style-name="P2"><text:a xlink:type="simple" xlink:href="#__RefHeading___Toc973_380478485" text:style-name="Index_20_Link" text:visited-style-name="Index_20_Link">Pokémon Red/Blue/Yellow (1999)<text:tab/>12</text:a></text:p>
          <text:p text:style-name="P3"><text:a xlink:type="simple" xlink:href="#__RefHeading___Toc975_380478485" text:style-name="Index_20_Link" text:visited-style-name="Index_20_Link">Features<text:tab/>12</text:a></text:p>
          <text:p text:style-name="P1"><text:a xlink:type="simple" xlink:href="#__RefHeading___Toc977_380478485" text:style-name="Index_20_Link" text:visited-style-name="Index_20_Link">Limitations<text:tab/>14</text:a></text:p>
          <text:p text:style-name="P2"><text:a xlink:type="simple" xlink:href="#__RefHeading___Toc979_380478485" text:style-name="Index_20_Link" text:visited-style-name="Index_20_Link">Simple Commands<text:tab/>14</text:a></text:p>
          <text:p text:style-name="P2"><text:a xlink:type="simple" xlink:href="#__RefHeading___Toc981_380478485" text:style-name="Index_20_Link" text:visited-style-name="Index_20_Link">Simple GUI<text:tab/>14</text:a></text:p>
          <text:p text:style-name="P2"><text:a xlink:type="simple" xlink:href="#__RefHeading___Toc983_380478485" text:style-name="Index_20_Link" text:visited-style-name="Index_20_Link">Requires Java<text:tab/>14</text:a></text:p>
          <text:p text:style-name="P2"><text:a xlink:type="simple" xlink:href="#__RefHeading___Toc985_380478485" text:style-name="Index_20_Link" text:visited-style-name="Index_20_Link">Linear Storyline<text:tab/>14</text:a></text:p>
        </text:index-body>
      </text:table-of-content>
      <text:p text:style-name="P4"><text:bookmark-end text:name="Overview"/><text:bookmark-end text:name="_Overview"/></text:p>
      <text:h text:style-name="P5" text:outline-level="1"><text:bookmark-start text:name="_Toc171802633"/><text:bookmark-start text:name="__RefHeading___Toc927_380478485"/>Overview<text:bookmark-end text:name="_Toc171802633"/><text:bookmark-end text:name="__RefHeading___Toc927_380478485"/></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5" text:outline-level="1"><text:bookmark text:name="_Features"/><text:bookmark-start text:name="_Toc171802634"/><text:bookmark-start text:name="__RefHeading___Toc929_380478485"/>Features<text:bookmark-end text:name="_Toc171802634"/><text:bookmark-end text:name="__RefHeading___Toc929_380478485"/></text:h>
      <text:h text:style-name="Heading_20_2" text:outline-level="2"><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6"><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P7" text:outline-level="2"><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2" text:outline-level="2"><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2" text:outline-level="2"><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text:span><text:soft-page-break/><text:span text:style-name="T10">usernames and scores</text:span><text:span text:style-name="T6">. The table for </text:span><text:span text:style-name="T10">the</text:span><text:span text:style-name="T6"> scores would then update once every hour, meaning the game would not have to process each user itself.</text:span></text:p>
      <text:h text:style-name="Heading_20_2" text:outline-level="2"><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ext:soft-page-break/>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5" text:outline-level="1"><text:bookmark-start text:name="_Toc171802643"/><text:bookmark-start text:name="__RefHeading___Toc949_380478485"/>Stakeholders<text:bookmark-end text:name="_Toc171802643"/><text:bookmark-end text:name="__RefHeading___Toc949_380478485"/></text:h>
      <text:h text:style-name="Heading_20_2" text:outline-level="2"><text:bookmark text:name="_Internal"/><text:bookmark-start text:name="_Toc171802644"/><text:bookmark-start text:name="__RefHeading___Toc951_380478485"/>Internal<text:bookmark-end text:name="_Toc171802644"/><text:bookmark-end text:name="__RefHeading___Toc951_380478485"/></text:h>
      <text:h text:style-name="Heading_20_3" text:outline-level="3"><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3" text:outline-level="3"><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Toc171802648"/><text:bookmark-start text:name="__RefHeading___Toc959_380478485"/>External<text:bookmark-end text:name="_Toc171802648"/><text:bookmark-end text:name="__RefHeading___Toc959_380478485"/></text:h>
      <text:h text:style-name="Heading_20_3" text:outline-level="3"><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5" text:outline-level="1"><text:bookmark text:name="_Similar_Games"/><text:bookmark-start text:name="_Toc171802650"/><text:bookmark-start text:name="__RefHeading___Toc963_380478485"/>Similar Games<text:bookmark-end text:name="_Toc171802650"/><text:bookmark-end text:name="__RefHeading___Toc963_380478485"/></text:h>
      <text:h text:style-name="Heading_20_2" text:outline-level="2"><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Toc171802652"/><text:bookmark-start text:name="__RefHeading___Toc967_380478485"/>Features<text:bookmark-end text:name="_Toc171802652"/><text:bookmark-end text:name="__RefHeading___Toc967_380478485"/></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2"><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Toc171802654"/><text:bookmark-start text:name="__RefHeading___Toc971_380478485"/><text:soft-page-break/>Features<text:bookmark-end text:name="_Toc171802654"/><text:bookmark-end text:name="__RefHeading___Toc971_380478485"/></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2"><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Toc171802656"/><text:bookmark-start text:name="__RefHeading___Toc975_380478485"/>Features<text:bookmark-end text:name="_Toc171802656"/><text:bookmark-end text:name="__RefHeading___Toc975_380478485"/></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5" text:outline-level="1"><text:bookmark text:name="_Limitations"/><text:bookmark-start text:name="_Toc171802657"/><text:bookmark-start text:name="__RefHeading___Toc977_380478485"/>Limitations<text:bookmark-end text:name="_Toc171802657"/><text:bookmark-end text:name="__RefHeading___Toc977_380478485"/></text:h>
      <text:h text:style-name="Heading_20_2" text:outline-level="2"><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Toc171802659"/><text:bookmark-start text:name="__RefHeading___Toc981_380478485"/>Simple GUI<text:bookmark-end text:name="_Toc171802659"/><text:bookmark-end text:name="__RefHeading___Toc981_380478485"/></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Toc171802660"/><text:bookmark-start text:name="__RefHeading___Toc983_380478485"/>Requires Java<text:bookmark-end text:name="_Toc171802660"/><text:bookmark-end text:name="__RefHeading___Toc983_380478485"/></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45</meta:editing-cycles>
    <meta:creation-date>2024-06-13T08:47:00</meta:creation-date>
    <dc:date>2024-09-05T16:32:24.014222428</dc:date>
    <meta:editing-duration>P1DT4H53M59S</meta:editing-duration>
    <meta:generator>LibreOffice/24.8.0.3$MacOSX_AARCH64 LibreOffice_project/0bdf1299c94fe897b119f97f3c613e9dca6be583</meta:generator>
    <meta:document-statistic meta:table-count="1" meta:image-count="5" meta:object-count="0" meta:page-count="14" meta:paragraph-count="143" meta:word-count="3404" meta:character-count="19222" meta:non-whitespace-character-count="15960"/>
    <meta:user-defined meta:name="AppVersion">16.0000</meta:user-defined>
    <meta:template xlink:type="simple" xlink:actuate="onRequest" xlink:title="Normal.dotm" xlink:href=""/>
  </office:meta>
</office:document-meta>
</file>